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hatch" draw:fill-hatch-name="Black_20_45_20_Degrees_20_Wid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2cm" draw:marker-start-width="0.23cm" draw:marker-end-width="0.23cm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5cm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="Arrow" draw:marker-end-width="0.6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objectwithoutfill">
      <style:graphic-properties draw:stroke="dash" draw:stroke-dash="Ultrafine_20_Dashed" svg:stroke-width="0.03cm" draw:marker-start-width="0.245cm" draw:marker-end="Arrow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096cm" svg:height="1.769cm" svg:x="8.98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1.148cm" svg:x="8.9cm" svg:y="4.28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988cm" svg:y1="4.284cm" svg:x2="10.513cm" svg:y2="5.674cm">
          <text:p/>
        </draw:line>
        <draw:line draw:style-name="gr3" draw:text-style-name="P1" draw:layer="layout" svg:x1="12.084cm" svg:y1="4.284cm" svg:x2="10.513cm" svg:y2="5.674cm">
          <text:p/>
        </draw:line>
        <draw:line draw:style-name="gr3" draw:text-style-name="P1" draw:layer="layout" svg:x1="8.988cm" svg:y1="4.284cm" svg:x2="12.084cm" svg:y2="4.284cm">
          <text:p/>
        </draw:line>
        <draw:line draw:style-name="gr3" draw:text-style-name="P1" draw:layer="layout" svg:x1="9.873cm" svg:y1="4.284cm" svg:x2="10.513cm" svg:y2="5.674cm">
          <text:p/>
        </draw:line>
        <draw:line draw:style-name="gr3" draw:text-style-name="P1" draw:layer="layout" svg:x1="11.199cm" svg:y1="4.284cm" svg:x2="10.513cm" svg:y2="5.674cm">
          <text:p/>
        </draw:line>
        <draw:custom-shape draw:style-name="gr4" draw:text-style-name="P1" draw:layer="layout" svg:width="0.541cm" svg:height="0.541cm" svg:x="10.207cm" svg:y="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478cm" svg:y1="5.798cm" svg:x2="10.478cm" svg:y2="6.608cm">
          <text:p/>
        </draw:line>
        <draw:line draw:style-name="gr6" draw:text-style-name="P1" draw:layer="layout" svg:x1="10.478cm" svg:y1="6.608cm" svg:x2="9.761cm" svg:y2="6.973cm">
          <text:p/>
        </draw:line>
        <draw:line draw:style-name="gr6" draw:text-style-name="P1" draw:layer="layout" svg:x1="10.478cm" svg:y1="6.608cm" svg:x2="11.288cm" svg:y2="6.878cm">
          <text:p/>
        </draw:line>
        <draw:line draw:style-name="gr6" draw:text-style-name="P1" draw:layer="layout" svg:x1="10.478cm" svg:y1="5.906cm" svg:x2="9.761cm" svg:y2="5.906cm">
          <text:p/>
        </draw:line>
        <draw:line draw:style-name="gr6" draw:text-style-name="P1" draw:layer="layout" svg:x1="10.478cm" svg:y1="5.906cm" svg:x2="11.288cm" svg:y2="5.906cm">
          <text:p/>
        </draw:line>
        <draw:path draw:style-name="gr7" draw:text-style-name="P1" draw:layer="layout" svg:width="5.093cm" svg:height="10.234cm" svg:x="3.5cm" svg:y="3.265cm" svg:viewBox="0 0 5094 10235" svg:d="m0 7c629 0 1260-15 1889 0 540 12 1080-35 1619 85 530 118 1358-56 1511 552 110 434 142 949-216 1315-374 383-503 830-647 1273-151 463-343 922-377 1401-33 452 50 907 0 1358-49 426-47 848-55 1273-8 424 86 855 0 1273-96 466 342 822 162 1274v424 0">
          <text:p/>
        </draw:path>
        <draw:line draw:style-name="gr8" draw:text-style-name="P1" draw:layer="layout" svg:x1="14cm" svg:y1="13.6cm" svg:x2="14cm" svg:y2="1.6cm">
          <text:p/>
        </draw:line>
        <draw:frame draw:style-name="gr9" draw:text-style-name="P2" draw:layer="layout" svg:width="1.5cm" svg:height="1.75cm" svg:x="14.6cm" svg:y="1.5cm">
          <draw:text-box>
            <text:p text:style-name="P2"><text:span text:style-name="T1">x</text:span></text:p>
          </draw:text-box>
        </draw:frame>
        <draw:path draw:style-name="gr10" draw:text-style-name="P1" draw:layer="layout" svg:width="1.643cm" svg:height="1.925cm" draw:transform="rotate (1.15087010876484) translate (7.813cm 3.019cm)" svg:viewBox="0 0 1644 1926" svg:d="m0 16730c377 38 760-40 1119 216 303 216 423 520 507 831 110 407-322 591-551 826l-44 5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shida </meta:initial-creator>
    <meta:creation-date>2011-04-24T16:02:23</meta:creation-date>
    <dc:date>2011-04-24T16:12:18</dc:date>
    <dc:creator>nishida </dc:creator>
    <meta:editing-duration>PT00H09M55S</meta:editing-duration>
    <meta:editing-cycles>1</meta:editing-cycles>
    <meta:document-statistic meta:object-count="17"/>
    <meta:generator>OpenOffice.org/3.2$Linux OpenOffice.org_project/320m12$Build-9483</meta:generator>
  </office:meta>
</office:document-meta>
</file>